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6124a" officeooo:paragraph-rsid="0016124a"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1pt" fo:font-weight="normal" officeooo:rsid="0016124a" officeooo:paragraph-rsid="0016124a" style:font-size-asian="11pt" style:font-weight-asian="normal" style:font-size-complex="11pt" style:font-weight-complex="normal"/>
    </style:style>
    <style:style style:name="P3" style:family="paragraph" style:parent-style-name="Standard">
      <style:paragraph-properties fo:text-align="start" style:justify-single-word="false"/>
      <style:text-properties fo:color="#000000" style:font-name="Liberation Serif" officeooo:paragraph-rsid="001bd440"/>
    </style:style>
    <style:style style:name="P4" style:family="paragraph" style:parent-style-name="Standard">
      <style:paragraph-properties fo:text-align="start" style:justify-single-word="false"/>
      <style:text-properties fo:color="#000000" style:font-name="Liberation Serif" fo:font-size="11pt" fo:font-weight="normal" officeooo:paragraph-rsid="001bd440"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color="#000000" style:font-name="Liberation Serif" fo:font-size="11pt" fo:font-weight="normal" officeooo:rsid="0016eb88" officeooo:paragraph-rsid="0016eb88" style:font-size-asian="11pt" style:font-weight-asian="normal" style:font-size-complex="11pt" style:font-weight-complex="normal"/>
    </style:style>
    <style:style style:name="P6" style:family="paragraph" style:parent-style-name="Text_20_body">
      <style:paragraph-properties fo:text-align="start" style:justify-single-word="false"/>
      <style:text-properties officeooo:paragraph-rsid="0016124a"/>
    </style:style>
    <style:style style:name="P7" style:family="paragraph" style:parent-style-name="Text_20_body">
      <style:paragraph-properties fo:text-align="start" style:justify-single-word="false"/>
      <style:text-properties officeooo:paragraph-rsid="00161eed"/>
    </style:style>
    <style:style style:name="P8" style:family="paragraph" style:parent-style-name="Text_20_body">
      <style:paragraph-properties fo:text-align="start" style:justify-single-word="false"/>
      <style:text-properties fo:color="#000000" style:font-name="Liberation Serif" officeooo:paragraph-rsid="001bd440"/>
    </style:style>
    <style:style style:name="P9" style:family="paragraph" style:parent-style-name="Heading_20_3">
      <style:paragraph-properties fo:text-align="start" style:justify-single-word="false"/>
      <style:text-properties officeooo:paragraph-rsid="0016124a"/>
    </style:style>
    <style:style style:name="P10" style:family="paragraph" style:parent-style-name="Heading_20_3">
      <style:paragraph-properties fo:text-align="start" style:justify-single-word="false"/>
      <style:text-properties officeooo:paragraph-rsid="00161eed"/>
    </style:style>
    <style:style style:name="P11" style:family="paragraph" style:parent-style-name="Heading_20_3">
      <style:paragraph-properties fo:text-align="start" style:justify-single-word="false"/>
      <style:text-properties fo:color="#000000" style:font-name="Liberation Serif" officeooo:paragraph-rsid="001bd440"/>
    </style:style>
    <style:style style:name="P12" style:family="paragraph" style:parent-style-name="Preformatted_20_Text">
      <loext:graphic-properties draw:fill="solid" draw:fill-color="#ffffff" draw:opacity="100%"/>
      <style:paragraph-properties fo:background-color="#ffffff"/>
      <style:text-properties fo:color="#000000" style:font-name="Liberation Serif" fo:font-size="11pt" fo:font-weight="normal" officeooo:paragraph-rsid="0016eb88" style:font-size-asian="11pt" style:font-weight-asian="normal" style:font-size-complex="11pt" style:font-weight-complex="normal"/>
    </style:style>
    <style:style style:name="P13" style:family="paragraph" style:parent-style-name="Preformatted_20_Text">
      <loext:graphic-properties draw:fill="solid" draw:fill-color="#ffffff" draw:opacity="100%"/>
      <style:paragraph-properties fo:background-color="#ffffff"/>
      <style:text-properties fo:color="#000000" style:font-name="Liberation Serif" fo:font-size="11pt" fo:font-weight="normal" officeooo:rsid="001a9f84" officeooo:paragraph-rsid="001a9f84" style:font-size-asian="11pt" style:font-weight-asian="normal" style:font-size-complex="11pt" style:font-weight-complex="normal"/>
    </style:style>
    <style:style style:name="P14" style:family="paragraph" style:parent-style-name="Preformatted_20_Text">
      <loext:graphic-properties draw:fill="solid" draw:fill-color="#ffffff" draw:opacity="100%"/>
      <style:paragraph-properties fo:background-color="#ffffff"/>
      <style:text-properties fo:color="#000000" style:font-name="Liberation Serif" fo:font-size="11pt" fo:font-weight="normal" officeooo:paragraph-rsid="001bd440" style:font-size-asian="11pt" style:font-weight-asian="normal" style:font-size-complex="11pt" style:font-weight-complex="normal"/>
    </style:style>
    <style:style style:name="P15" style:family="paragraph" style:parent-style-name="Preformatted_20_Text">
      <loext:graphic-properties draw:fill="solid" draw:fill-color="#ffffff" draw:opacity="100%"/>
      <style:paragraph-properties fo:background-color="#ffffff"/>
      <style:text-properties fo:color="#000000" style:font-name="Liberation Serif" fo:font-size="11pt" fo:font-weight="normal" officeooo:rsid="001bd440" officeooo:paragraph-rsid="001bd440" style:font-size-asian="11pt" style:font-weight-asian="normal" style:font-size-complex="11pt" style:font-weight-complex="normal"/>
    </style:style>
    <style:style style:name="P16" style:family="paragraph" style:parent-style-name="Preformatted_20_Text">
      <loext:graphic-properties draw:fill="solid" draw:fill-color="#ffffff" draw:opacity="100%"/>
      <style:paragraph-properties fo:background-color="#ffffff"/>
      <style:text-properties fo:color="#000000" style:font-name="Liberation Serif"/>
    </style:style>
    <style:style style:name="P17" style:family="paragraph" style:parent-style-name="Preformatted_20_Text">
      <loext:graphic-properties draw:fill="solid" draw:fill-color="#ffffff" draw:opacity="100%"/>
      <style:paragraph-properties fo:background-color="#ffffff"/>
      <style:text-properties fo:color="#000000" style:font-name="Liberation Serif" officeooo:paragraph-rsid="0018a99e"/>
    </style:style>
    <style:style style:name="P1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Serif"/>
    </style:style>
    <style:style style:name="T1" style:family="text">
      <style:text-properties officeooo:rsid="0016124a"/>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normal" officeooo:rsid="0016124a" style:font-size-asian="11pt" style:font-weight-asian="normal" style:font-size-complex="11pt" style:font-weight-complex="normal"/>
    </style:style>
    <style:style style:name="T4" style:family="text">
      <style:text-properties fo:font-size="11pt" fo:font-weight="normal" officeooo:rsid="00161eed" style:font-size-asian="11pt" style:font-weight-asian="normal" style:font-size-complex="11pt" style:font-weight-complex="normal"/>
    </style:style>
    <style:style style:name="T5" style:family="text">
      <style:text-properties fo:font-size="11pt" fo:font-weight="bold" officeooo:rsid="001bd440" style:font-size-asian="11pt" style:font-weight-asian="normal" style:font-size-complex="11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6124a" style:font-size-asian="12pt" style:font-weight-asian="normal" style:font-size-complex="12pt" style:font-weight-complex="normal"/>
    </style:style>
    <style:style style:name="T8" style:family="text">
      <style:text-properties fo:font-size="9pt"/>
    </style:style>
    <style:style style:name="T9" style:family="text">
      <style:text-properties fo:font-size="9pt" fo:font-weight="bold"/>
    </style:style>
    <style:style style:name="T10" style:family="text">
      <style:text-properties fo:color="#0000ff" style:font-name="Liberation Serif" fo:font-size="11pt" fo:font-weight="normal" officeooo:rsid="0016124a" style:font-size-asian="11pt" style:font-weight-asian="normal" style:font-size-complex="11pt" style:font-weight-complex="normal"/>
    </style:style>
    <style:style style:name="T11" style:family="text">
      <style:text-properties fo:color="#000000" style:font-name="Liberation Serif" fo:font-size="11pt" fo:font-weight="normal" officeooo:rsid="0016124a" style:font-size-asian="11pt" style:font-weight-asian="normal" style:font-size-complex="11pt" style:font-weight-complex="normal"/>
    </style:style>
    <style:style style:name="T12" style:family="text">
      <style:text-properties fo:color="#000000" style:font-name="Liberation Serif" fo:font-size="11pt" fo:font-weight="bold" officeooo:rsid="0016124a" style:font-size-asian="11pt" style:font-weight-asian="normal" style:font-size-complex="11pt" style:font-weight-complex="normal"/>
    </style:style>
    <style:style style:name="T13" style:family="text">
      <style:text-properties fo:color="#000000" fo:font-size="11pt" fo:font-weight="normal" officeooo:rsid="0016124a" style:font-size-asian="11pt" style:font-weight-asian="normal" style:font-size-complex="11pt" style:font-weight-complex="normal"/>
    </style:style>
    <style:style style:name="T14" style:family="text">
      <style:text-properties officeooo:rsid="0016eb88"/>
    </style:style>
    <style:style style:name="T15" style:family="text">
      <style:text-properties officeooo:rsid="0018a99e"/>
    </style:style>
    <style:style style:name="T16" style:family="text">
      <style:text-properties officeooo:rsid="001bd4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ure Communications 2018-19</text:p>
      <text:p text:style-name="P1">Lab8 , James Finglas, B00094138</text:p>
      <text:p text:style-name="P1">Credit Card Validation Checksum Function Report</text:p>
      <text:p text:style-name="P1"/>
      <text:p text:style-name="P2">The checksum function is based on the ‘Luhn’ mathematical formula. The concept of the formula is simple.</text:p>
      <text:p text:style-name="P2"/>
      <text:h text:style-name="P9" text:outline-level="3"><text:span text:style-name="T3">The Luhn Formula:</text:span></text:h>
      <text:h text:style-name="P9" text:outline-level="3"><text:span text:style-name="T7">First, we must d</text:span><text:span text:style-name="T6">rop the last digit from the number. The last digit is what we want to check against. </text:span><text:span text:style-name="T7">Next, we r</text:span><text:span text:style-name="T2">everse the numbers. </text:span><text:span text:style-name="T3">Then, we m</text:span><text:span text:style-name="T2">ultiply the digits in odd positions (1, 3, 5, etc.) by 2 and subtract 9 to all any result higher than 9. </text:span><text:span text:style-name="T3">Next, we a</text:span><text:span text:style-name="T2">dd all the numbers together. </text:span></text:h>
      <text:h text:style-name="P10" text:outline-level="3"><text:span text:style-name="T3">Finally <text:s/>we get the modulus 10 value of this value. We compare this value to the check digit, which is always the last number of the credit card. If this modulus 10 value is equal to the check number (last digit of credit card) we have confirmed a valid credit card number. <text:line-break/><text:line-break/>However, in practice when coding it is actually even simpler. If you add up all the numbers of the card haviing removed the check digit for comparison later, then reverse the digits and add them up again, the result is the same. So in practice we do not need to reverse the sequence at all.</text:span></text:h>
      <text:h text:style-name="P10" text:outline-level="3"><text:span text:style-name="T4">Below we can see my checksum function. </text:span><text:span text:style-name="T3"><text:line-break/></text:span><text:span text:style-name="T13"><text:line-break/></text:span><text:bookmark-start text:name="__DdeLink__2_240228330"/><text:span text:style-name="T12">def </text:span><text:span text:style-name="T11">checksum(userInput):</text:span></text:h>
      <text:p text:style-name="P17"><text:s text:c="4"/><text:span text:style-name="T9">if </text:span><text:span text:style-name="T8">len(userInput):</text:span></text:p>
      <text:p text:style-name="P16"><text:s text:c="8"/><text:span text:style-name="T8">checkNumber = len(userInput)-1</text:span></text:p>
      <text:p text:style-name="P16"><text:s text:c="8"/><text:span text:style-name="T9">for </text:span><text:span text:style-name="T8">i </text:span><text:span text:style-name="T9">in </text:span><text:span text:style-name="T8">range (0,len(userInput)-1,2):</text:span></text:p>
      <text:p text:style-name="P16"><text:s text:c="12"/><text:span text:style-name="T8">userInput[i] = userInput[i] * 2</text:span></text:p>
      <text:p text:style-name="P16"><text:s text:c="12"/><text:span text:style-name="T9">if </text:span><text:span text:style-name="T8">userInput[i] &gt; 9:</text:span></text:p>
      <text:p text:style-name="P16"><text:s text:c="15"/><text:span text:style-name="T8">userInput[i] = userInput[i] -9</text:span></text:p>
      <text:p text:style-name="P16"><text:s text:c="12"/><text:span text:style-name="T9">for </text:span><text:span text:style-name="T8">i </text:span><text:span text:style-name="T9">in </text:span><text:span text:style-name="T8">range(len(userInput) -1):</text:span></text:p>
      <text:p text:style-name="P16"><text:s text:c="16"/><text:span text:style-name="T8">total =0</text:span></text:p>
      <text:p text:style-name="P16"><text:s text:c="16"/><text:span text:style-name="T8">total += userInput[i]</text:span></text:p>
      <text:p text:style-name="P16"><text:s text:c="16"/><text:span text:style-name="T8">total = total %10</text:span></text:p>
      <text:p text:style-name="P16"><text:s text:c="16"/><text:span text:style-name="T9">if </text:span><text:span text:style-name="T8">total == checkNumber:</text:span></text:p>
      <text:p text:style-name="P16"><text:s text:c="20"/><text:span text:style-name="T8">print(</text:span><text:span text:style-name="T9">"This is a valid checksum!"</text:span><text:span text:style-name="T8">)</text:span></text:p>
      <text:p text:style-name="P16"><text:s text:c="16"/><text:span text:style-name="T9">else</text:span><text:span text:style-name="T8">:</text:span></text:p>
      <text:p text:style-name="P18"><text:s text:c="20"/><text:span text:style-name="T8">print(</text:span><text:span text:style-name="T9">"This is not a valid checksum!"</text:span><text:span text:style-name="T8">)</text:span><text:bookmark-end text:name="__DdeLink__2_240228330"/></text:p>
      <text:p text:style-name="P7"><text:span text:style-name="T10"/></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h text:style-name="P11" text:outline-level="3"><text:soft-page-break/><text:span text:style-name="T4">Lets evaluate it now.</text:span></text:h>
      <text:p text:style-name="P8"><text:span text:style-name="T4"/></text:p>
      <text:p text:style-name="P4"><text:span text:style-name="T14">1: def checksum(userInput):</text:span></text:p>
      <text:p text:style-name="P5"><text:span text:style-name="T1">H</text:span>ere we declare our function that will calculate the checksum’</text:p>
      <text:p text:style-name="P12"/>
      <text:p text:style-name="P12"><text:span text:style-name="T15">2: </text:span>if len(userInput):</text:p>
      <text:p text:style-name="P13">We force ihe code to examine the length of the object.</text:p>
      <text:p text:style-name="P12"/>
      <text:p text:style-name="P14"><text:span text:style-name="T16">3: </text:span>checkNumber = len(userInput)-1</text:p>
      <text:p text:style-name="P15">we declare the check number to be the final index of the array list.</text:p>
      <text:p text:style-name="P14"/>
      <text:p text:style-name="P14"><text:span text:style-name="T16">4: </text:span>for i in range (0,len(userInput)-1,2):</text:p>
      <text:p text:style-name="P15">We enter the for loop and tell the array to lopp through the range of indexes from 0 to the second last array index, in jumps of 2 performing our calculations on only every odd number in the array.</text:p>
      <text:p text:style-name="P14"><text:s text:c="12"/></text:p>
      <text:p text:style-name="P14"><text:span text:style-name="T16">5: </text:span>userInput[i] = userInput[i] * 2</text:p>
      <text:p text:style-name="P15">We <text:s/>multiply the every other index arry object by 2.</text:p>
      <text:p text:style-name="P14"><text:s text:c="11"/></text:p>
      <text:p text:style-name="P14"><text:span text:style-name="T16">6: </text:span>if userInput[i] &gt; 9:</text:p>
      <text:p text:style-name="P15">We examne the new object to see if it is greater than 9.</text:p>
      <text:p text:style-name="P14"/>
      <text:p text:style-name="P14"><text:span text:style-name="T16">7: </text:span>userInput[i] = userInput[i] -9</text:p>
      <text:p text:style-name="P15">Sould the object be greater than 9, we subtract 9.</text:p>
      <text:p text:style-name="P14"/>
      <text:p text:style-name="P14"><text:span text:style-name="T16">8: </text:span>for i in range(len(userInput) -1):</text:p>
      <text:p text:style-name="P15">We reenter the array , as it exists now with its newly calculated indexes.</text:p>
      <text:p text:style-name="P14"/>
      <text:p text:style-name="P14"><text:span text:style-name="T16">9:</text:span> total =0</text:p>
      <text:p text:style-name="P15">We declarre a new variable of total to equal 0.</text:p>
      <text:p text:style-name="P14"/>
      <text:p text:style-name="P14"><text:span text:style-name="T16">10: </text:span>total += userInput[i]</text:p>
      <text:p text:style-name="P15">We add the variable total each index of the array to calculate the total of all indexes added together, thus re-defining our total variable to equal the total of all of the indexes added together, again remembering to moit to the final index which is our check number. If we redefined this we would destroy our ability to perform the checksum.</text:p>
      <text:p text:style-name="P14"/>
      <text:p text:style-name="P14"><text:span text:style-name="T16">11:</text:span> total = total %10</text:p>
      <text:p text:style-name="P15">Now, we perform modulus 10 on the new total variable.</text:p>
      <text:p text:style-name="P14"/>
      <text:p text:style-name="P14"><text:span text:style-name="T16">12: </text:span>if total == checkNumber:</text:p>
      <text:p text:style-name="P15">we enter an if statement to compare the modulus of total to the checkNumber variable we decalred earlier.</text:p>
      <text:p text:style-name="P14"/>
      <text:p text:style-name="P14"><text:span text:style-name="T16">13: </text:span>print("This is a valid checksum!")</text:p>
      <text:p text:style-name="P15">If these numbers match , we have a valid checksum and our success message is printed.</text:p>
      <text:p text:style-name="P14"/>
      <text:p text:style-name="P14"><text:span text:style-name="T16">14: </text:span>else:</text:p>
      <text:p text:style-name="P14"><text:s text:c="6"/>print("This is not a valid checksum!")</text:p>
      <text:p text:style-name="P15">If validation fails, we print out a failure message as the checksum is invalid.</text:p>
      <text:p text:style-name="P6"><text:span text:style-name="T3"/></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0:10:44.006523053</meta:creation-date>
    <dc:date>2019-02-14T11:10:48.390110664</dc:date>
    <meta:editing-duration>PT17M22S</meta:editing-duration>
    <meta:editing-cycles>4</meta:editing-cycles>
    <meta:generator>LibreOffice/6.0.3.2$Linux_X86_64 LibreOffice_project/00m0$Build-2</meta:generator>
    <meta:document-statistic meta:table-count="0" meta:image-count="0" meta:object-count="0" meta:page-count="2" meta:paragraph-count="54" meta:word-count="582" meta:character-count="3477" meta:non-whitespace-character-count="2720"/>
  </office:meta>
</office:document-meta>
</file>